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all Nature</text:p>
          </table:table-cell>
          <table:table-cell table:style-name="ce21" office:value-type="string">
            <text:p>Number of Calls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3" office:value-type="string">
            <text:p>See Complainant</text:p>
          </table:table-cell>
          <table:table-cell table:style-name="ce24" office:value-type="float" office:value="4581">
            <text:p>4,581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3" office:value-type="string">
            <text:p>Alarm, Burglary</text:p>
          </table:table-cell>
          <table:table-cell table:style-name="ce24" office:value-type="float" office:value="3292">
            <text:p>3,292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3" office:value-type="string">
            <text:p>Disturbance</text:p>
          </table:table-cell>
          <table:table-cell table:style-name="ce24" office:value-type="float" office:value="3071">
            <text:p>3,071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3" office:value-type="string">
            <text:p>Auto Accident</text:p>
          </table:table-cell>
          <table:table-cell table:style-name="ce24" office:value-type="float" office:value="2298">
            <text:p>2,298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3" office:value-type="string">
            <text:p>Suspicious Person</text:p>
          </table:table-cell>
          <table:table-cell table:style-name="ce24" office:value-type="float" office:value="2037">
            <text:p>2,037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3" office:value-type="string">
            <text:p>Animal Control Call</text:p>
          </table:table-cell>
          <table:table-cell table:style-name="ce24" office:value-type="float" office:value="2031">
            <text:p>2,031</text:p>
          </table:table-cell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3" office:value-type="string">
            <text:p>Reckless Driver</text:p>
          </table:table-cell>
          <table:table-cell table:style-name="ce24" office:value-type="float" office:value="1370">
            <text:p>1,370</text:p>
          </table:table-cell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3" office:value-type="string">
            <text:p>Checking Building</text:p>
          </table:table-cell>
          <table:table-cell table:style-name="ce24" office:value-type="float" office:value="1354">
            <text:p>1,354</text:p>
          </table:table-cell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3" office:value-type="string">
            <text:p>Motorist Needs Assistance</text:p>
          </table:table-cell>
          <table:table-cell table:style-name="ce24" office:value-type="float" office:value="1339">
            <text:p>1,339</text:p>
          </table:table-cell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23" office:value-type="string">
            <text:p>Larceny</text:p>
          </table:table-cell>
          <table:table-cell table:style-name="ce24" office:value-type="float" office:value="1325">
            <text:p>1,325</text:p>
          </table:table-cell>
        </table:table-row>
        <table:table-row table:number-rows-repeated="1" table:style-name="ro1"/>
        <table:table-row table:style-name="ro2">
          <table:table-cell table:style-name="ce21"/>
          <table:table-cell/>
          <table:table-cell table:style-name="ce21"/>
        </table:table-row>
        <table:table-row table:style-name="ro2">
          <table:table-cell table:style-name="ce21"/>
          <table:table-cell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